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3.9535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<text:span text:style-name="T2">st</text:span> <text:s/>OCTOBER 2013 Time : 3.00 PM to 4.30 PM; GMRT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S NAYAK,CPK, SNK, DBB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19394364181" text:style-name="L1">
              <text:list-item>
                <text:p text:style-name="P7">NMS &amp; RRU interfaced two antenna GUI with Online_v2. Tested 4 sub-system ( GAB,Sentinel, Front_end, Fiber-optics) of C00 &amp; C01 antenna.</text:p>
                <text:p text:style-name="P7">RRU explained GUI.</text:p>
                <text:p text:style-name="P7">NGK suggested to conduct test for the Round trip time between GUI-Online_v2-MCM.</text:p>
                <text:p text:style-name="P7"/>
              </text:list-item>
              <text:list-item>
                <text:p text:style-name="P7">CPK updated that we got quotation for <text:s/>L2 N/W switch from Dell &amp; D-Link.</text:p>
                <text:p text:style-name="P7">Two model (1 each of Dell &amp; HP )of L3 N/W switch has been identified.</text:p>
                <text:p text:style-name="P7">Search for Workstation is going on, CPK is talking to control room people regarding their requirement of Server class machines.</text:p>
                <text:p text:style-name="P7">58 MCM cards tested.</text:p>
                <text:p text:style-name="P7">CPK will put indent of 40 MCM cards.</text:p>
                <text:p text:style-name="P7"/>
              </text:list-item>
              <text:list-item>
                <text:p text:style-name="P7">DBB updated that SSS is looking into procedures of Online.</text:p>
                <text:p text:style-name="P7">DBB is looking into source code ( FORTRAN &amp; C <text:s/>code ) of existing Online. He has got some document related to Online.</text:p>
                <text:p text:style-name="P7">DBB is also looking into precision &amp; positional astronomy.</text:p>
                <text:p text:style-name="P7"/>
              </text:list-item>
              <text:list-item>
                <text:p text:style-name="P7">SNK working on Web based tune for GPU.</text:p>
                <text:p text:style-name="P7"/>
              </text:list-item>
              <text:list-item>
                <text:p text:style-name="P7">Nayak ji updated about 3-Phase power monitor device developed in Telemetry Lab.</text:p>
                <text:p text:style-name="P7">This device will help in monitoring 3-Phase MSEB &amp; Generator power.</text:p>
                <text:p text:style-name="P7">Hardware is done by Madhav Misal &amp; SNK is working on developing software for monitoring of 3-Phase power in control room.</text:p>
                <text:p text:style-name="P7"/>
              </text:list-item>
            </text:list>
            <text:p text:style-name="P3"/>
            <text:list xml:id="list151537056" text:continue-numbering="true" text:style-name="L1">
              <text:list-header>
                <text:p text:style-name="P7"/>
                <text:p text:style-name="P7"/>
                <text:p text:style-name="P7"/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10-02T19:31:12</dc:date>
    <dc:creator>teleset </dc:creator>
    <meta:editing-duration>PT23H49S</meta:editing-duration>
    <meta:editing-cycles>324</meta:editing-cycles>
    <meta:generator>LibreOffice/3.4$Linux LibreOffice_project/340m1$Build-602</meta:generator>
    <meta:document-statistic meta:table-count="1" meta:image-count="0" meta:object-count="0" meta:page-count="1" meta:paragraph-count="30" meta:word-count="257" meta:character-count="1420" meta:non-whitespace-character-count="1183"/>
  </office:meta>
</office:document-meta>
</file>